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Standard" style:family="paragraph"/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</office:automatic-styles>
  <office:body>
    <office:text text:use-soft-page-breaks="true">
      <text:p text:style-name="P1">preposal document</text:p>
      <text:p text:style-name="Standard"/>
      <text:list text:style-name="LFO1" text:continue-numbering="true">
        <text:list-item>
          <text:p text:style-name="P2">reaserch the problem before you solve it</text:p>
        </text:list-item>
      </text:list>
      <text:p text:style-name="Standard"/>
      <text:list text:style-name="LFO1" text:continue-numbering="true">
        <text:list-item>
          <text:p text:style-name="P3">don’t say what you will make</text:p>
        </text:list-item>
      </text:list>
      <text:p text:style-name="Standard"><text:tab/>show your undrestanding of the project</text:p>
      <text:p text:style-name="Standard">title page</text:p>
      <text:p text:style-name="Standard"/>
      <text:list text:style-name="LFO2" text:continue-numbering="true">
        <text:list-item>
          <text:p text:style-name="P4">have a title page saying compney name, ocspec, lermer number</text:p>
        </text:list-item>
      </text:list>
      <text:p text:style-name="Standard"/>
      <text:p text:style-name="Standard">content page</text:p>
      <text:list text:style-name="LFO3" text:continue-numbering="true">
        <text:list-item>
          <text:p text:style-name="P5">can be autogenirated making the thing like for</text:p>
        </text:list-item>
      </text:list>
      <text:p text:style-name="Standard"/>
      <text:p text:style-name="Standard">orgnisation overveiw</text:p>
      <text:list text:style-name="LFO4" text:continue-numbering="true">
        <text:list-item>
          <text:p text:style-name="P6">give a descrption of the bussniess/ copy and pastes</text:p>
        </text:list-item>
        <text:list-item>
          <text:p text:style-name="P7">who are buissness</text:p>
        </text:list-item>
        <text:list-item>
          <text:p text:style-name="P8">what they do</text:p>
        </text:list-item>
        <text:list-item>
          <text:p text:style-name="P9">what they looking for</text:p>
        </text:list-item>
      </text:list>
      <text:p text:style-name="Standard"/>
      <text:p text:style-name="Standard">problem overveiw</text:p>
      <text:list text:style-name="LFO5" text:continue-numbering="true">
        <text:list-item>
          <text:p text:style-name="P10">wrire a detailed decription of your understanding of project</text:p>
        </text:list-item>
        <text:list-item>
          <text:p text:style-name="P11">talk about impact the problems cause for buissness</text:p>
        </text:list-item>
        <text:list-item>
          <text:p text:style-name="P12">what is the problem with current system</text:p>
        </text:list-item>
        <text:list-item>
          <text:p text:style-name="P13">don’t talk about how you solve it</text:p>
        </text:list-item>
      </text:list>
      <text:p text:style-name="Standard"/>
      <text:p text:style-name="Standard">user groups</text:p>
      <text:list text:style-name="LFO6" text:continue-numbering="true">
        <text:list-item>
          <text:p text:style-name="P14">identify a min of 3 groups of people eg. customers, admins, technistions</text:p>
        </text:list-item>
        <text:list-item>
          <text:p text:style-name="P15">expialn how identifyed</text:p>
        </text:list-item>
        <text:list-item>
          <text:p text:style-name="P16">talk about how each user they will use the system</text:p>
        </text:list-item>
      </text:list>
      <text:p text:style-name="Standard"/>
      <text:p text:style-name="Standard">build an empthy maps</text:p>
      <text:list text:style-name="LFO7" text:continue-numbering="true">
        <text:list-item>
          <text:p text:style-name="P17">table of problems and needs</text:p>
        </text:list-item>
        <text:list-item>
          <text:p text:style-name="P18">shows prossess of customers and users and what they feel about system</text:p>
        </text:list-item>
        <text:list-item>
          <text:p text:style-name="P19">one per user group</text:p>
        </text:list-item>
        <text:list-item>
          <text:p text:style-name="P20">says</text:p>
        </text:list-item>
        <text:list-item>
          <text:p text:style-name="P21">thinks</text:p>
        </text:list-item>
        <text:list-item>
          <text:p text:style-name="P22">dose</text:p>
        </text:list-item>
        <text:list-item>
          <text:p text:style-name="P23">feels</text:p>
        </text:list-item>
      </text:list>
      <text:p text:style-name="Standard"/>
      <text:p text:style-name="Standard">user stories</text:p>
      <text:list text:style-name="LFO8" text:continue-numbering="true">
        <text:list-item>
          <text:p text:style-name="P24">as a user</text:p>
        </text:list-item>
        <text:list-item>
          <text:p text:style-name="P25">I want</text:p>
        </text:list-item>
        <text:list-item>
          <text:p text:style-name="P26">so that</text:p>
        </text:list-item>
        <text:list-item>
          <text:p text:style-name="P27">acceptace critrea</text:p>
        </text:list-item>
        <text:list-item>
          <text:p text:style-name="P28">one for each group of users</text:p>
        </text:list-item>
        <text:list-item>
          <text:p text:style-name="P29">use gerkin</text:p>
        </text:list-item>
      </text:list>
      <text:p text:style-name="Standard"/>
      <text:p text:style-name="Standard">laws/guidance / legistaion</text:p>
      <text:list text:style-name="LFO9" text:continue-numbering="true">
        <text:list-item>
          <text:p text:style-name="P30">explore what laws the buissness has to oppertate under</text:p>
        </text:list-item>
        <text:list-item>
          <text:p text:style-name="P31">look at law and leglistion have to work under</text:p>
        </text:list-item>
        <text:list-item>
          <text:p text:style-name="P32">look at laws / leg for system</text:p>
        </text:list-item>
        <text:list-item>
          <text:p text:style-name="P33">what impace on project, what will do to ajust, migrate impact</text:p>
        </text:list-item>
        <text:list-item>
          <text:p text:style-name="P34">what laws affect what your building</text:p>
        </text:list-item>
        <text:list-item>
          <text:p text:style-name="P35">gDPR</text:p>
        </text:list-item>
        <text:list-item>
          <text:p text:style-name="P36">WCAG</text:p>
        </text:list-item>
        <text:list-item>
          <text:p text:style-name="P37">use chat gpt</text:p>
        </text:list-item>
        <text:list-item>
          <text:p text:style-name="P38">I will need to consider</text:p>
        </text:list-item>
      </text:list>
      <text:p text:style-name="Standard"/>
      <text:p text:style-name="Standard">alternitive systems</text:p>
      <text:list text:style-name="LFO10" text:continue-numbering="true">
        <text:list-item>
          <text:p text:style-name="P39">go find alternitive booking systems or diary syatems</text:p>
        </text:list-item>
        <text:list-item>
          <text:p text:style-name="P40">3 alternitive systems</text:p>
        </text:list-item>
        <text:list-item>
          <text:p text:style-name="P41">for each:</text:p>
        </text:list-item>
        <text:list-item>
          <text:p text:style-name="P42">what dose the system do well that solves what they want</text:p>
        </text:list-item>
        <text:list-item>
          <text:p text:style-name="P43">what dose the system fail to do for end user</text:p>
        </text:list-item>
        <text:list-item>
          <text:p text:style-name="P44">what things you take forward to your design what can u steal</text:p>
        </text:list-item>
        <text:list-item>
          <text:p text:style-name="P45">need to have data soventry (is not stored with somone else )</text:p>
        </text:list-item>
      </text:list>
      <text:p text:style-name="Standard"/>
      <text:p text:style-name="Standard">risks</text:p>
      <text:list text:style-name="LFO11" text:continue-numbering="true">
        <text:list-item>
          <text:p text:style-name="P46">security risks :what are they and how can you prevent being an issue</text:p>
        </text:list-item>
        <text:list-item>
          <text:p text:style-name="P47">what sort of risks also might come up?</text:p>
        </text:list-item>
        <text:list-item>
          <text:p text:style-name="P48">Change in requestment risk?</text:p>
        </text:list-item>
        <text:list-item>
          <text:p text:style-name="P49">Change of law during dev?</text:p>
        </text:list-item>
        <text:list-item>
          <text:p text:style-name="P50">Disscuss how u will migrate the risks !!!</text:p>
        </text:list-item>
        <text:list-item>
          <text:p text:style-name="P51">ask chat gpt not security issues like law changes that stop system from completing</text:p>
        </text:list-item>
      </text:list>
      <text:p text:style-name="Standard"/>
      <text:p text:style-name="Standard">decompostion</text:p>
      <text:list text:style-name="LFO12" text:continue-numbering="true">
        <text:list-item>
          <text:p text:style-name="P52">break down the problem into diagram</text:p>
        </text:list-item>
        <text:list-item>
          <text:p text:style-name="P53">this will be be the structre of your website</text:p>
        </text:list-item>
        <text:list-item>
          <text:p text:style-name="P54">have a description</text:p>
        </text:list-item>
      </text:list>
      <text:p text:style-name="Standard"/>
      <text:p text:style-name="Standard">user acceptance critra</text:p>
      <text:list text:style-name="LFO13" text:continue-numbering="true">
        <text:list-item>
          <text:p text:style-name="P55">this should be a list of things that user will need</text:p>
        </text:list-item>
        <text:list-item>
          <text:p text:style-name="P56">things like:</text:p>
        </text:list-item>
        <text:list-item>
          <text:p text:style-name="P57">clear and obvous navbar</text:p>
        </text:list-item>
        <text:list-item>
          <text:p text:style-name="P58">these should be grouped for each user group</text:p>
        </text:list-item>
      </text:list>
      <text:p text:style-name="Standard"/>
      <text:p text:style-name="Standard">fuctinal and non-fuctional requeremnts</text:p>
      <text:list text:style-name="LFO14" text:continue-numbering="true">
        <text:list-item>
          <text:p text:style-name="P59">fuctional requeremnts- things system needs</text:p>
        </text:list-item>
        <text:list-item>
          <text:p text:style-name="P60">allow user to register</text:p>
        </text:list-item>
        <text:list-item>
          <text:p text:style-name="P61">once logged in direct to page</text:p>
        </text:list-item>
        <text:list-item>
          <text:p text:style-name="P62">non fuctional is things that the system should do or can do</text:p>
        </text:list-item>
        <text:list-item>
          <text:p text:style-name="P63">store passwords</text:p>
        </text:list-item>
        <text:list-item>
          <text:p text:style-name="P64">each page should load fast</text:p>
        </text:list-item>
      </text:list>
      <text:p text:style-name="Standard"/>
      <text:p text:style-name="Standard">key performace indicatiors</text:p>
      <text:list text:style-name="LFO15" text:continue-numbering="true">
        <text:list-item>
          <text:p text:style-name="P65">things that will help to indicate the success from the buissness perspective</text:p>
        </text:list-item>
        <text:list-item>
          <text:p text:style-name="P66">should be categorised</text:p>
        </text:list-item>
        <text:list-item>
          <text:p text:style-name="P67">examples:</text:p>
        </text:list-item>
        <text:list-item>
          <text:p text:style-name="P68">impoved trust pilot reviews</text:p>
        </text:list-item>
        <text:list-item>
          <text:p text:style-name="P69">number of repeat vistors</text:p>
        </text:list-item>
      </text:list>
      <text:p text:style-name="Standard"/>
      <text:p text:style-name="Standard">description of proposed solution</text:p>
      <text:list text:style-name="LFO16" text:continue-numbering="true">
        <text:list-item>
          <text:p text:style-name="P70">gives an overveiw of what you solution will be</text:p>
        </text:list-item>
        <text:list-item>
          <text:p text:style-name="P71">like a conclustion or overveiw of what it will do like sales</text:p>
        </text:list-item>
      </text:list>
      <text:p text:style-name="Standard">tips</text:p>
      <text:list text:style-name="LFO17" text:continue-numbering="true">
        <text:list-item>
          <text:p text:style-name="P72">justify everything</text:p>
        </text:list-item>
        <text:list-item>
          <text:p text:style-name="P73">keep a accurate list of websites you vistied with time and date</text:p>
        </text:list-item>
        <text:list-item>
          <text:p text:style-name="P74">other then first and last can be any order</text:p>
        </text:list-item>
      </text:list>
      <text:p text:style-name="Standard"/>
      <text:p text:style-name="Textbody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 svg:panose-1="2 11 6 4 2 2 2 2 2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Liberation Sans" style:font-name-asian="Microsoft YaHei" fo:font-weight="bold" style:font-weight-asian="bold" style:font-weight-complex="bold" fo:font-size="18pt" style:font-size-asian="18pt" style:font-size-complex="1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Ava Sheriff</dc:creator>
    <meta:creation-date>2025-09-30T10:03:00Z</meta:creation-date>
    <dc:date>2025-10-06T19:56:00Z</dc:date>
    <meta:template xlink:href="Normal.dotm" xlink:type="simple"/>
    <meta:editing-cycles>3</meta:editing-cycles>
    <meta:editing-duration>PT57540S</meta:editing-duration>
    <meta:document-statistic meta:page-count="3" meta:paragraph-count="5" meta:word-count="435" meta:character-count="2911" meta:row-count="20" meta:non-whitespace-character-count="2481"/>
  </office:meta>
</office:document-meta>
</file>